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draw:marker-start-width="0.8cm" draw:marker-end-width="0.8cm" draw:fill="hatch" draw:fill-color="#00ffff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2" style:family="graphic" style:parent-style-name="standard">
      <style:graphic-properties svg:stroke-width="0.2cm" draw:marker-start-width="0.35cm" draw:marker-end-width="0.35cm" draw:fill="hatch" draw:fill-color="#00ffff" draw:fill-hatch-name="_32_o_20_cm" draw:fill-hatch-solid="true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3" style:family="graphic" style:parent-style-name="standard">
      <style:graphic-properties draw:stroke="dash" draw:stroke-dash="Ultrafine_20_Dashed" svg:stroke-width="0.3cm" draw:marker-start-width="1.1cm" draw:marker-end-width="1.1cm" draw:fill="hatch" draw:fill-color="#00ffff" draw:fill-hatch-name="_32_o_20_cm" draw:fill-hatch-solid="true" draw:textarea-horizontal-align="justify" draw:textarea-vertical-align="middle" draw:auto-grow-height="false" fo:min-height="1.25cm" fo:min-width="1.2cm" fo:padding-top="0.275cm" fo:padding-bottom="0.275cm" fo:padding-left="0.4cm" fo:padding-right="0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0.55cm" fo:min-width="0.4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3.3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288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0.55cm" fo:min-width="0.43cm"/>
    </style:style>
    <style:style style:name="gr9" style:family="graphic" style:parent-style-name="standard">
      <style:graphic-properties svg:stroke-width="0.2cm" draw:marker-start-width="0.8cm" draw:marker-end-width="0.8cm" draw:fill-color="#00ff66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draw:marker-start-width="0.8cm" draw:marker-end-width="0.8cm" draw:fill-color="#ffff00" draw:textarea-horizontal-align="justify" draw:textarea-vertical-align="middle" draw:auto-grow-height="false" fo:min-height="1.35cm" fo:min-width="1.3cm" fo:padding-top="0.225cm" fo:padding-bottom="0.225cm" fo:padding-left="0.35cm" fo:padding-right="0.35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00ffff" draw:fill-hatch-name="_32_o_20_cm" draw:fill-hatch-solid="tru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ff66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cm" svg:height="1.8cm" svg:x="14.87cm" svg:y="14.688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3.481cm" svg:y="1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1.5cm" svg:y="1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1.8cm" svg:x="20.201cm" svg:y="9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.8cm" svg:x="17.682cm" svg:y="3.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cm" svg:height="1.8cm" svg:x="16.901cm" svg:y="14.7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8cm" svg:y1="14.7cm" svg:x2="6.8cm" svg:y2="11cm">
          <text:p/>
        </draw:line>
        <draw:line draw:style-name="gr4" draw:text-style-name="P3" draw:layer="layout" svg:x1="11.6cm" svg:y1="14.701cm" svg:x2="12.6cm" svg:y2="12.8cm">
          <text:p/>
        </draw:line>
        <draw:line draw:style-name="gr4" draw:text-style-name="P3" draw:layer="layout" svg:x1="17.9cm" svg:y1="14.701cm" svg:x2="19.2cm" svg:y2="10.9cm">
          <text:p/>
        </draw:line>
        <draw:line draw:style-name="gr4" draw:text-style-name="P3" draw:layer="layout" svg:x1="7cm" svg:y1="9.2cm" svg:x2="8.6cm" svg:y2="5.2cm">
          <text:p/>
        </draw:line>
        <draw:line draw:style-name="gr4" draw:text-style-name="P3" draw:layer="layout" svg:x1="14.6cm" svg:y1="11cm" svg:x2="15.6cm" svg:y2="8.9cm">
          <text:p/>
        </draw:line>
        <draw:line draw:style-name="gr4" draw:text-style-name="P3" draw:layer="layout" svg:x1="11.6cm" svg:y1="7.1cm" svg:x2="10.6cm" svg:y2="5.2cm">
          <text:p/>
        </draw:line>
        <draw:line draw:style-name="gr4" draw:text-style-name="P3" draw:layer="layout" svg:x1="15.8cm" svg:y1="14.688cm" svg:x2="14.6cm" svg:y2="12.8cm">
          <text:p/>
        </draw:line>
        <draw:line draw:style-name="gr4" draw:text-style-name="P3" draw:layer="layout" svg:x1="23cm" svg:y1="14.7cm" svg:x2="21.2cm" svg:y2="10.9cm">
          <text:p/>
        </draw:line>
        <draw:line draw:style-name="gr4" draw:text-style-name="P3" draw:layer="layout" svg:x1="12.6cm" svg:y1="11cm" svg:x2="11.7cm" svg:y2="8.9cm">
          <text:p/>
        </draw:line>
        <draw:line draw:style-name="gr4" draw:text-style-name="P3" draw:layer="layout" svg:x1="21cm" svg:y1="9.1cm" svg:x2="18.7cm" svg:y2="5.2cm">
          <text:p/>
        </draw:line>
        <draw:custom-shape draw:style-name="gr5" draw:text-style-name="P4" draw:layer="layout" svg:width="0.93cm" svg:height="0.8cm" svg:x="6.37cm" svg:y="17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0.8cm" svg:x="7.4cm" svg:y="17.7cm">
          <text:p text:style-name="P1">Half-Mix bo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788cm" svg:height="0.8cm" svg:x="20.012cm" svg:y="17.6cm">
          <text:p text:style-name="P1">Fully Mixed box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3cm" svg:height="0.8cm" svg:x="17.97cm" svg:y="17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1.8cm" svg:x="10.6cm" svg:y="14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1.8cm" svg:x="5.8cm" svg:y="9.2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.8cm" svg:x="5.8cm" svg:y="14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.8cm" svg:x="10.7cm" svg:y="7.1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.8cm" svg:x="15.682cm" svg:y="3.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5.6cm" svg:y1="7.1cm" svg:x2="16.627cm" svg:y2="5.226cm">
          <text:p/>
        </draw:line>
        <draw:custom-shape draw:style-name="gr9" draw:text-style-name="P4" draw:layer="layout" svg:width="2cm" svg:height="1.8cm" svg:x="14.6cm" svg:y="7.1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1.8cm" svg:x="22.1cm" svg:y="14.7cm">
          <text:p text:style-name="P1">1 Er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.8cm" svg:x="18.182cm" svg:y="9.1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.8cm" svg:x="9.582cm" svg:y="3.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cm" svg:height="1.8cm" svg:x="7.582cm" svg:y="3.4cm">
          <text:p text:style-name="P1">1 Erg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_32_o_20_cm" draw:display-name="2o cm" draw:style="single" draw:color="#000000" draw:distance="0.2cm" draw:rotation="450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2:39:34.971732628</meta:creation-date>
    <dc:date>2019-04-07T12:13:35.043518642</dc:date>
    <meta:editing-duration>PT2H46M11S</meta:editing-duration>
    <meta:editing-cycles>29</meta:editing-cycles>
    <meta:generator>LibreOffice/5.1.6.2$Linux_X86_64 LibreOffice_project/10m0$Build-2</meta:generator>
    <meta:document-statistic meta:object-count="54"/>
  </office:meta>
</office:document-meta>
</file>